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e0952" officeooo:paragraph-rsid="001e0952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officeooo:rsid="001e0952" officeooo:paragraph-rsid="001e0952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1e0952" officeooo:paragraph-rsid="001e095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f988b" officeooo:paragraph-rsid="001f988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e0952" officeooo:paragraph-rsid="001e095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f988b" officeooo:paragraph-rsid="001f988b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italic" fo:font-weight="normal" officeooo:rsid="001f988b" officeooo:paragraph-rsid="001f988b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EROS <text:line-break/><text:line-break/><text:line-break/><text:span text:style-name="T2">Un puntero es un tipo de datos que almacena direcciones de memoria. Se define como int *p siendo el asteristico lo que denota el puntero. El operador &amp; devuelve la dirección de memoria de una variable y el operador * devuelve la variable a la que hace referencia el puntero. </text:span></text:p>
      <text:p text:style-name="P1"><text:span text:style-name="T2"/></text:p>
      <text:p text:style-name="P3">Las variables tipo array son punteros a zonas de memorias, siendo su valor la posicion del primero de sus elementos. </text:p>
      <text:p text:style-name="P1"><text:span text:style-name="T2"/></text:p>
      <text:p text:style-name="P5">GESTION DINAMICA DE LA MEMORIA </text:p>
      <text:p text:style-name="P1"><text:span text:style-name="T1"/></text:p>
      <text:p text:style-name="P3">Lo haremos con dos operadores nuevos, new y delete.</text:p>
      <text:p text:style-name="P2"><text:span text:style-name="T1"/></text:p>
      <text:p text:style-name="P3">Primero inicializamos un puntero a la constante NULL luego p = new int nos hace que el entero se transforme a un entero en memoria dinamica</text:p>
      <text:p text:style-name="P2"><text:span text:style-name="T1"/></text:p>
      <text:p text:style-name="P3">si en vez de p = new int usamos p = new in[10] crearemos un vector de 10 enteros en memoria dinamica, para destruirlo usamos delete[] p. lo mismo si queremos que sea un entero de n enteros, </text:p>
      <text:p text:style-name="P3">primero leemos del teclado o de un fichero el numero n e inicalizamos el vector como p = new int[n] y asi creamos un vector de n enteros. Cada vez que destruyamos ya sea el entero o el vector, debemos poner el puntero a NULL ( es una buena practica). </text:p>
      <text:p text:style-name="P3"/>
      <text:p text:style-name="P3"/>
      <text:p text:style-name="P6">MIERCOLES 14/02/24</text:p>
      <text:p text:style-name="P6"/>
      <text:p text:style-name="P4">TEMA 2: “Algoritmo sobre matrices”</text:p>
      <text:p text:style-name="P4"/>
      <text:p text:style-name="P4">Comparacion con los numeros enteros: == != &lt; &gt; &lt;= &gt;= </text:p>
      <text:p text:style-name="P4"/>
      <text:p text:style-name="P4">La comparacion de numeros reales en C++ no es tan directa como la de los enteros debido a la presicion, por ello hay que hacer nuestra propia funcion utilizando EPSILON de la librería cmath</text:p>
      <text:p text:style-name="P4"/>
      <text:p text:style-name="P7">bool igual (const double a, const double b, const double epsilon = EPS) {</text:p>
      <text:p text:style-name="P7"><text:tab/>return fabs(a – b) &lt; epsilon;</text:p>
      <text:p text:style-name="P7">}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8:48:48.182000000</meta:creation-date>
    <dc:date>2024-02-14T09:29:31.010000000</dc:date>
    <meta:editing-duration>PT1H30M1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4" meta:word-count="271" meta:character-count="1464" meta:non-whitespace-character-count="1196"/>
  </office:meta>
</office:document-meta>
</file>